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7c71b"/>
    </style:style>
    <style:style style:name="P2" style:family="paragraph" style:parent-style-name="Standard">
      <style:text-properties fo:font-weight="bold" officeooo:rsid="001460cb" officeooo:paragraph-rsid="001460cb" style:font-weight-asian="bold" style:font-weight-complex="bold"/>
    </style:style>
    <style:style style:name="P3" style:family="paragraph" style:parent-style-name="Text_20_body">
      <style:text-properties fo:font-weight="bold" officeooo:rsid="00163d8b" officeooo:paragraph-rsid="00163d8b" style:font-weight-asian="bold" style:font-weight-complex="bold"/>
    </style:style>
    <style:style style:name="P4" style:family="paragraph" style:parent-style-name="Text_20_body">
      <style:text-properties fo:font-weight="bold" officeooo:rsid="00186d0a" officeooo:paragraph-rsid="00197d21" style:font-weight-asian="bold" style:font-weight-complex="bold"/>
    </style:style>
    <style:style style:name="P5" style:family="paragraph" style:parent-style-name="Text_20_body">
      <style:text-properties fo:font-weight="bold" officeooo:rsid="00186d0a" officeooo:paragraph-rsid="001b1e28" style:font-weight-asian="bold" style:font-weight-complex="bold"/>
    </style:style>
    <style:style style:name="P6" style:family="paragraph" style:parent-style-name="Text_20_body">
      <style:text-properties fo:font-weight="bold" officeooo:rsid="001ce4b5" officeooo:paragraph-rsid="001ce4b5" style:font-weight-asian="bold" style:font-weight-complex="bold"/>
    </style:style>
    <style:style style:name="P7" style:family="paragraph" style:parent-style-name="Text_20_body">
      <style:text-properties fo:font-weight="bold" officeooo:rsid="001e56cb" officeooo:paragraph-rsid="001e56cb" style:font-weight-asian="bold" style:font-weight-complex="bold"/>
    </style:style>
    <style:style style:name="P8" style:family="paragraph" style:parent-style-name="Standard">
      <style:text-properties officeooo:paragraph-rsid="001b1e28"/>
    </style:style>
    <style:style style:name="P9" style:family="paragraph" style:parent-style-name="Standard">
      <style:paragraph-properties fo:text-align="center" style:justify-single-word="false"/>
      <style:text-properties officeooo:paragraph-rsid="001b1e28"/>
    </style:style>
    <style:style style:name="P10" style:family="paragraph" style:parent-style-name="Text_20_body">
      <style:text-properties officeooo:paragraph-rsid="001460cb"/>
    </style:style>
    <style:style style:name="P11" style:family="paragraph" style:parent-style-name="Text_20_body">
      <style:text-properties fo:font-weight="normal" officeooo:rsid="00163d8b" officeooo:paragraph-rsid="00163d8b" style:font-weight-asian="normal" style:font-weight-complex="normal"/>
    </style:style>
    <style:style style:name="P12" style:family="paragraph" style:parent-style-name="Text_20_body">
      <style:text-properties fo:font-weight="normal" officeooo:rsid="001ce4b5" officeooo:paragraph-rsid="001ce4b5" style:font-weight-asian="normal" style:font-weight-complex="normal"/>
    </style:style>
    <style:style style:name="P13" style:family="paragraph" style:parent-style-name="Text_20_body">
      <style:text-properties fo:font-weight="normal" officeooo:rsid="00206a29" officeooo:paragraph-rsid="00206a29" style:font-weight-asian="normal" style:font-weight-complex="normal"/>
    </style:style>
    <style:style style:name="P14" style:family="paragraph" style:parent-style-name="Text_20_body">
      <style:text-properties officeooo:paragraph-rsid="001f45b8"/>
    </style:style>
    <style:style style:name="P15" style:family="paragraph" style:parent-style-name="Text_20_body" style:list-style-name="L1">
      <style:text-properties fo:font-weight="normal" officeooo:rsid="001ce4b5" officeooo:paragraph-rsid="001ce4b5" style:font-weight-asian="normal" style:font-weight-complex="normal"/>
    </style:style>
    <style:style style:name="P16" style:family="paragraph" style:parent-style-name="Text_20_body" style:list-style-name="L1">
      <style:text-properties fo:font-weight="normal" officeooo:rsid="001e56cb" officeooo:paragraph-rsid="001e56cb" style:font-weight-asian="normal" style:font-weight-complex="normal"/>
    </style:style>
    <style:style style:name="P17" style:family="paragraph" style:parent-style-name="Text_20_body" style:list-style-name="L2">
      <style:text-properties fo:font-weight="normal" officeooo:rsid="001e56cb" officeooo:paragraph-rsid="001f45b8" style:font-weight-asian="normal" style:font-weight-complex="normal"/>
    </style:style>
    <style:style style:name="P18" style:family="paragraph" style:parent-style-name="Text_20_body" style:list-style-name="L2">
      <style:text-properties fo:font-weight="normal" officeooo:rsid="001f45b8" officeooo:paragraph-rsid="001f45b8" style:font-weight-asian="normal" style:font-weight-complex="normal"/>
    </style:style>
    <style:style style:name="T1" style:family="text">
      <style:text-properties fo:font-weight="bold" officeooo:rsid="001258ee"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60cb" style:font-weight-asian="normal" style:font-weight-complex="normal"/>
    </style:style>
    <style:style style:name="T4" style:family="text">
      <style:text-properties fo:font-weight="normal" officeooo:rsid="00163d8b" style:font-weight-asian="normal" style:font-weight-complex="normal"/>
    </style:style>
    <style:style style:name="T5" style:family="text">
      <style:text-properties fo:font-weight="normal" officeooo:rsid="00197d21" style:font-weight-asian="normal" style:font-weight-complex="normal"/>
    </style:style>
    <style:style style:name="T6" style:family="text">
      <style:text-properties fo:font-weight="normal" officeooo:rsid="001a4491" style:font-weight-asian="normal" style:font-weight-complex="normal"/>
    </style:style>
    <style:style style:name="T7" style:family="text">
      <style:text-properties officeooo:rsid="000f711d"/>
    </style:style>
    <style:style style:name="T8" style:family="text">
      <style:text-properties officeooo:rsid="00166a6a"/>
    </style:style>
    <style:style style:name="T9" style:family="text">
      <style:text-properties officeooo:rsid="0017c59a"/>
    </style:style>
    <style:style style:name="T10" style:family="text">
      <style:text-properties officeooo:rsid="001ce4b5"/>
    </style:style>
    <style:style style:name="T11" style:family="text">
      <style:text-properties officeooo:rsid="001e56cb"/>
    </style:style>
    <style:style style:name="T12" style:family="text">
      <style:text-properties officeooo:rsid="001f45b8"/>
    </style:style>
    <style:style style:name="T13" style:family="text">
      <style:text-properties officeooo:rsid="00206a29"/>
    </style:style>
    <style:style style:name="T14" style:family="text">
      <style:text-properties officeooo:rsid="00209795"/>
    </style:style>
    <style:style style:name="T15" style:family="text">
      <style:text-properties officeooo:rsid="0020e6f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7"><text:line-break/></text:span>"Case-Based Interpretability in Medical Imaging: A Hybrid Approach Using CNN and Vector Libraries"</text:p>
      <text:p text:style-name="P8"><text:span text:style-name="T1"/></text:p>
      <text:p text:style-name="P8"><text:span text:style-name="T1">Rough </text:span><text:span text:style-name="Strong_20_Emphasis">Abstract:</text:span></text:p>
      <text:p text:style-name="P1"><text:span text:style-name="Strong_20_Emphasis"/></text:p>
      <text:p text:style-name="Text_20_body">Interpretability of machine learning algorithms in medical image analysis has been a persistent challenge, hindering widespread clinician adoption. We propose a hybrid CNN vector library model to map the training set to the <text:span text:style-name="T8">vector</text:span> space most relevant to the model output, providing a degree of post-hoc interpretability by retrieving the k-nearest training samples to an inference image. Using the Figshare, SARTAJ, and BR35H brain tumor datasets, we implemented this model with two CNNs: YOLOv8m for state-of-the-art object detection and ResNet-50 for multi-class classification. The FAISS (Facebook AI Similarity Search) vector library was used to store vectorized training features and perform similarity comparisons with inference images. We compared our method to an intrinsically interpretable case-based model (ProtoPNet) using a ResNet-50 backbone by examining the features. Analysis over 26 test samples revealed modest Pearson and Spearman correlation means of 0.34<text:span text:style-name="T14">02</text:span> and 0.36<text:span text:style-name="T14">21</text:span>, respectively. The first canonical correlation from Canonical Correlation Analysis (CCA) after dimension reduction with Principal Component Analysis (PCA) to 50 components was 0.946<text:span text:style-name="T14">7</text:span>. These results indicate a modest correlation with inherently interpretable case-based models, suggesting that our CNN vector library hybrid approach may provide some limited interpretability while preserving the underlying CNN’s performance. However, further research is required to conclusively determine the extent of interpretability offered.</text:p>
      <text:p text:style-name="P1"/>
      <text:p text:style-name="P2">Introduction:</text:p>
      <text:p text:style-name="P2"><text:span text:style-name="T2"/></text:p>
      <text:p text:style-name="P2"><text:span text:style-name="T2"/></text:p>
      <text:p text:style-name="P10"><text:span text:style-name="T2">Interpretability of machine learning algorithms in medical image analysis has been a persistent challenge, hindering widespread clinician adoption. </text:span><text:span text:style-name="T3">This research investigates the plausibility of using the images that a convolutional neural network (CNN) was trained on as a means to provide references for the CNN’s predictions. This type of case-based interpretability is particularly useful in the domain of medical image analysis because it also provides clinician’s with </text:span><text:span text:style-name="T4">similar </text:span><text:span text:style-name="T5">diagnosed medical cases</text:span><text:span text:style-name="T4"> to the query image.</text:span></text:p>
      <text:p text:style-name="P10"><text:span text:style-name="T4"/></text:p>
      <text:p text:style-name="P3">Background:</text:p>
      <text:p text:style-name="P3"/>
      <text:p text:style-name="P11">In computer vision, images are represented numerically <text:span text:style-name="T8">as channels of pixels. CNN models consist of multiple layers that apply linear and non-linear transformations to an input image, or feature, and are able to analyze features through these transformations. Each layer of a CNN maps the input feature to a unique vector space and these vector spaces </text:span><text:span text:style-name="T9">are shaped through training by adjustment of the model’s weights through back-propagation and gradient descent.</text:span><text:span text:style-name="T8"> </text:span><text:span text:style-name="T9">S</text:span><text:span text:style-name="T8">imilarity between image features can be analyzed based on simple Euclidean distance. Image features that are close to each other in a given layer’s vector space have </text:span><text:span text:style-name="T9">patterns that may not be discernible in the original images to the human eye but may provide insight to model outputs.</text:span></text:p>
      <text:p text:style-name="P11"/>
      <text:p text:style-name="P4"><text:soft-page-break/>Research Thesis:</text:p>
      <text:p text:style-name="P5"><text:span text:style-name="T5">This research investigates the hypothesis that some degree of interpretability can be obtained by extracting the vectorized features of the training images from the CNN layer that most correlates with the </text:span><text:span text:style-name="T6">model</text:span><text:span text:style-name="T5"> output </text:span><text:span text:style-name="T6">and using this vector space to measure similarity between inference images and training images.</text:span></text:p>
      <text:p text:style-name="P5"><text:line-break/><text:line-break/><text:span text:style-name="T11">Architecture</text:span><text:span text:style-name="T10">:</text:span></text:p>
      <text:list text:style-name="L1">
        <text:list-item>
          <text:p text:style-name="P15"><text:span text:style-name="T11">A </text:span>Wrapper class was created that takes in the trained model and the dataset it was trained on as arguments</text:p>
          <text:list>
            <text:list-item>
              <text:p text:style-name="P15">Upon instantiation, training samples are extracted from the designated CNN layer and embedded into a FAISS vector library</text:p>
            </text:list-item>
            <text:list-item>
              <text:p text:style-name="P16">When performing inference, features are extracted from the target layer and the FAISS library is queried for the k-nearest training samples. The model’s normal prediction is returned as final output along with the image IDs of the k-nearest training samples and their distance from the inference image</text:p>
            </text:list-item>
          </text:list>
        </text:list-item>
        <text:list-item>
          <text:p text:style-name="P16">Pearson Correlation was used to determine which layer of the YOLOv8 model training features should be extracted from</text:p>
        </text:list-item>
      </text:list>
      <text:p text:style-name="P7">Experimental Methods:</text:p>
      <text:list text:style-name="L2">
        <text:list-item>
          <text:p text:style-name="P17">Comparison to the existing case-based inherently interpretable ProtoPNet model with a ResNet-50 backbone was performed using 26 test samples from <text:span text:style-name="T12">a combination of</text:span> <text:span text:style-name="T12">the</text:span> Figshare, SARTAJ, and BR35H brain tumor datasets.</text:p>
        </text:list-item>
        <text:list-item>
          <text:p text:style-name="P18">Both models were trained on the training set from this dataset and the exact same test samples were used on each model ensuring a consistent comparison.</text:p>
        </text:list-item>
        <text:list-item>
          <text:p text:style-name="P18">Features were extracted from the layer immediately prior to ResNet-50’s average pooling layer for both models. </text:p>
        </text:list-item>
        <text:list-item>
          <text:p text:style-name="P18">The features extracted for each test sample for each model were compared for correlation using Pearson Correlation, Spearman Correlation, and Canonical Correlation Analysis.</text:p>
        </text:list-item>
      </text:list>
      <text:p text:style-name="P12"/>
      <text:p text:style-name="P12"/>
      <text:p text:style-name="P5"/>
      <text:p text:style-name="P6">Results:</text:p>
      <text:p text:style-name="P14">Analysis over 26 test samples revealed modest Pearson and Spearman correlation means of 0.34<text:span text:style-name="T13">02</text:span> and 0.36<text:span text:style-name="T13">21</text:span>, respectively. The first canonical correlation from Canonical Correlation Analysis (CCA) after dimension reduction with Principal Component Analysis (PCA) to 50 components was 0.946<text:span text:style-name="T14">7</text:span>. <text:span text:style-name="T14">Further CCA analysis across variable dimensions showed that the first canonical correlation persisted even at lower feature dimensions.</text:span></text:p>
      <text:p text:style-name="P6"/>
      <text:p text:style-name="P6"><text:soft-page-break/></text:p>
      <text:p text:style-name="P6"/>
      <text:p text:style-name="P6">Conclusion:</text:p>
      <text:p text:style-name="P13">While the Pearson and Spearman correlation means over the 26 samples are modest, they do show a positive correlation. The CCA for the first canonical correlation was persistent across all dimensions, including lower dimensions, whereas the control data had little to no canonical correlation at low feature dimensions. This suggests that our approach provides limited interpretability with no loss to the underlying CNN’s performance. However, this experiment was constrained by computational restraints that limited the number of test samples and the number of nearest neighbors for each test sample that could be analyzed. <text:span text:style-name="T15">M</text:span>ore extensive research is required to conclusively determine the extent of interpretability that can be obtai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1:44:20.419515361</meta:creation-date>
    <dc:date>2024-07-18T22:45:20.565263693</dc:date>
    <meta:editing-duration>PT13M23S</meta:editing-duration>
    <meta:editing-cycles>3</meta:editing-cycles>
    <meta:generator>LibreOffice/24.2.4.2$Linux_X86_64 LibreOffice_project/420$Build-2</meta:generator>
    <meta:print-date>2024-07-17T15:51:46.605843173</meta:print-date>
    <meta:printed-by>PDF files</meta:printed-by>
    <meta:document-statistic meta:table-count="0" meta:image-count="0" meta:object-count="0" meta:page-count="3" meta:paragraph-count="23" meta:word-count="844" meta:character-count="5782" meta:non-whitespace-character-count="4965"/>
  </office:meta>
</office:document-meta>
</file>